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510" calcext:value-type="float">
            <text:p>2510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table:style-name="ce3" office:value-type="float" office:value="2413" calcext:value-type="float">
            <text:p>2413</text:p>
          </table:table-cell>
          <table:table-cell table:style-name="ce3"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12" calcext:value-type="float">
            <text:p>2012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454.1" calcext:value-type="float">
            <text:p>2454.1</text:p>
          </table:table-cell>
          <table:table-cell table:style-name="ce7" table:formula="of:=AVERAGE([.B2:.B11])" office:value-type="float" office:value="542.9" calcext:value-type="float">
            <text:p>542.9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49.7" calcext:value-type="float">
            <text:p>349.7</text:p>
          </table:table-cell>
          <table:table-cell table:style-name="ce7" table:formula="of:=AVERAGE([.B12:.B21])" office:value-type="float" office:value="1995.3" calcext:value-type="float">
            <text:p>1995.3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50874200426439" calcext:value-type="float">
            <text:p>0.850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18852185518852" calcext:value-type="float">
            <text:p>0.818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786108265700103" calcext:value-type="float">
            <text:p>0.78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32:24.237427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35:55.791409020</dc:date>
    <meta:editing-duration>PT29M2S</meta:editing-duration>
    <meta:editing-cycles>5</meta:editing-cycles>
    <meta:generator>LibreOffice/6.0.7.3$Linux_X86_64 LibreOffice_project/00m0$Build-3</meta:generator>
    <meta:document-statistic meta:table-count="1" meta:cell-count="56" meta:object-count="0"/>
  </office:meta>
</office:document-meta>
</file>